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4D000001BD6E9E85EB7BD7F3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5.584cm" svg:height="11.774cm" draw:z-index="0"><draw:image xlink:href="Pictures/100000000000024D000001BD6E9E85EB7BD7F39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16:01:51.103991804</meta:creation-date>
    <dc:date>2018-06-01T16:02:05.460646084</dc:date>
    <meta:editing-duration>PT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